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office:annotation draw:style-name="gr2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code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zn-city-b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zn-city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zn-city-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zn-city-a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zn-city-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zn-city-e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zn-city-ol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zn-city-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zn-city-m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zn-city-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zn-city-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zn-city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zn-city-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zn-city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zn-city-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zn-city-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zn-city-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zn-city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zn-city-p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gym</text:span>-vi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gym</text:span>-aza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gym</text:span>-gold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gym</text:span>-ec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zn-misc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zn-misc-dojo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zn-rout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zn-rout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n-rout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n-rout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zn-rout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zn-rou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zn-rout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zn-rout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zn-rou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n-rout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zn-rout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zn-rout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zn-rout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zn-rout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zn-rou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zn-rout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zn-rout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zn-rout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zn-rout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zn-rout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zn-rout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zn-rout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3</text:p>
          </table:table-cell>
          <table:table-cell office:value-type="string" calcext:value-type="string">
            <text:p>zn-rou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zn-rout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zn-rout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zn-rout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zn-rout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zn-rout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zn-rou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zn-rout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zn-rout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n-rout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n-rout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zn-rout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zn-rout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zn-rout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zn-rout-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zn-rout-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zn-rout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zn-rout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zn-rout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n-rout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zn-rout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zn-rout-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zn-rout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zn-rout-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zn-rout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zn-rout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zn-dngn-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<text:span text:style-name="T3">zn-rout</text:span>-31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<text:span text:style-name="T3">zn-rout</text:span>-45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zn-dngn-s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zn-dngn-al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zn-ins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zn-dngn-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zn-dngn-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n-dngn-i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zn-dngn-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zn-dngn-gold-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zn-b1f1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zn-b1f2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zn-dngn-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zn-dngn-park-pr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zn-dngn-park-tu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zn-dngn-park-thu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zn-dngn-park-sat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zn-dngn-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zn-dngn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zn-dngn-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zn-dngn-trail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n-7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n-8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n-9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n-10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zn-dngn-l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zn-dngn-a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zn-dngn-b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zn-dngn-batt-acce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zn-dngn-wh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zn-bot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zn-dngn-e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zn-dngn-m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zn-1f2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zn-1f3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zn-dngn-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zn-b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zn-b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zn-dngn-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zn-dngn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zn-dngn-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zn-dngn-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zn-dngn-fall-room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zn-dngn-rece-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zn-dngn-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zn-dngn-i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zn-dngn-indi-leag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zn-dngn-s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zn-f1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zn-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zn-su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zn-dngn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zn-dngn-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zn-dngn-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zn-dngn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zn-dngn-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zn-dngn-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zn-dngn-s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zn-dngn-silp-lob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zn-dngn-silp-rot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zn-dngn-fo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n-b4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zn-dngn-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zn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zn-saf-gat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n-saf-plai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zn-saf-mead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n-saf-sava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n-saf-pea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n-saf-roc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zn-saf-we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zn-saf-for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zn-saf-swam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zn-saf-mars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zn-saf-was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n-saf-moun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zn-saf-dese</text:p>
          </table:table-cell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1-11T17:11:51.072298430</dc:date>
    <meta:editing-duration>PT3H55M58S</meta:editing-duration>
    <meta:editing-cycles>66</meta:editing-cycles>
    <meta:generator>LibreOffice/7.3.7.2$Linux_X86_64 LibreOffice_project/30$Build-2</meta:generator>
    <meta:document-statistic meta:table-count="1" meta:cell-count="637" meta:object-count="0"/>
  </office:meta>
</office:document-meta>
</file>